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5cm" fo:min-width="4.9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cm" svg:height="1.6cm" svg:x="13cm" svg:y="3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3.3cm" svg:y="4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3.3cm" svg:y="6.2cm">
          <text:p text:style-name="P1">Auth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3.3cm" svg:y="7.8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3.3cm" svg:y="9.4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3.3cm" svg:y="11cm">
          <text:p text:style-name="P1">Quantity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7cm" svg:height="1cm" svg:x="3.6cm" svg:y="1.8cm">
          <draw:text-box>
            <text:p>Book structure</text:p>
          </draw:text-box>
        </draw:frame>
        <draw:custom-shape draw:style-name="gr1" draw:text-style-name="P2" draw:layer="layout" svg:width="5.4cm" svg:height="1.6cm" svg:x="3.3cm" svg:y="16.7cm">
          <text:p text:style-name="P1">123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13cm" svg:y="4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13cm" svg:y="6.2cm">
          <text:p text:style-name="P1">Contact No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13cm" svg:y="7.8cm">
          <text:p text:style-name="P1">Email I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13cm" svg:y="9.4cm">
          <text:p text:style-name="P1">Join date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4cm" svg:height="1.673cm" svg:x="12.9cm" svg:y="1.127cm">
          <draw:text-box>
            <text:p><text:s text:c="5"/>Member <text:s text:c="6"/>structure</text:p>
          </draw:text-box>
        </draw:frame>
        <draw:custom-shape draw:style-name="gr1" draw:text-style-name="P2" draw:layer="layout" svg:width="5.4cm" svg:height="1.6cm" svg:x="13cm" svg:y="11cm">
          <text:p text:style-name="P1">Available cards 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2cm" svg:y1="12.6cm" svg:x2="6.2cm" svg:y2="16.7cm">
          <text:p/>
        </draw:line>
        <draw:custom-shape draw:style-name="gr1" draw:text-style-name="P2" draw:layer="layout" svg:width="5.4cm" svg:height="1.6cm" svg:x="3.3cm" svg:y="3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3.3cm" svg:y="18.3cm">
          <text:p text:style-name="P1">The Tempes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3.3cm" svg:y="4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3.3cm" svg:y="19.9cm">
          <text:p text:style-name="P1">Shakespea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3.3cm" svg:y="21.5cm">
          <text:p text:style-name="P1">Classi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3.3cm" svg:y="23.1cm">
          <text:p text:style-name="P1">20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3.3cm" svg:y="24.7cm">
          <text:p text:style-name="P1">30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8cm" svg:y1="12.6cm" svg:x2="15.8cm" svg:y2="16.7cm">
          <text:p/>
        </draw:line>
        <draw:custom-shape draw:style-name="gr1" draw:text-style-name="P2" draw:layer="layout" svg:width="5.4cm" svg:height="1.6cm" svg:x="13cm" svg:y="16.7cm">
          <text:p text:style-name="P1">805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13cm" svg:y="18.3cm">
          <text:p text:style-name="P1">Mokshad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13cm" svg:y="19.9cm">
          <text:p text:style-name="P1">966518553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13cm" svg:y="21.5cm">
          <text:p text:style-name="P1">moksh@gmail.co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13cm" svg:y="23.1cm">
          <text:p text:style-name="P1">02/11/20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1.6cm" svg:x="13cm" svg:y="24.7cm">
          <text:p text:style-name="P1">3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6:52:07.373288888</meta:creation-date>
    <dc:date>2016-11-02T17:07:58.751443754</dc:date>
    <meta:editing-duration>PT15M51S</meta:editing-duration>
    <meta:editing-cycles>2</meta:editing-cycles>
    <meta:generator>LibreOffice/5.1.2.2$Linux_X86_64 LibreOffice_project/10m0$Build-2</meta:generator>
    <meta:document-statistic meta:object-count="29"/>
  </office:meta>
</office:document-meta>
</file>